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inator.startElement( String uri , String loc , String raw , Attributes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gin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o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or.endElement( String uri , String loc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aginator.encodeURI( String uri , int current , int n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in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inator.cleanURI( String uri , int cur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inator.addPaginateTags( Integer [ ] rangeLinks , int unitLinks , int currentPage , int totalPages , String requestURI , AbstractTransformer saxTransform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Paginato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inato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inato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etup( SourceResolver resolver , Map objectModel , String src , Parameters p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aginato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o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inato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